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20000022E000001B840682CCA.svm" manifest:media-type=""/>
  <manifest:file-entry manifest:full-path="Pictures/2000000A00000096000000F489BA8C9E.svm" manifest:media-type=""/>
  <manifest:file-entry manifest:full-path="Pictures/200000120000012D0000013AAB84A1B3.svm" manifest:media-type=""/>
  <manifest:file-entry manifest:full-path="Pictures/2000001200000117000000D4A2CF0301.svm" manifest:media-type=""/>
  <manifest:file-entry manifest:full-path="Pictures/2000001A00000161000000263F343D8E.svm" manifest:media-type=""/>
  <manifest:file-entry manifest:full-path="Pictures/20000032000003BE0000018D117415FD.svm" manifest:media-type=""/>
  <manifest:file-entry manifest:full-path="Pictures/20000012000001400000013B5A4A97E0.svm" manifest:media-type=""/>
  <manifest:file-entry manifest:full-path="Pictures/2000001A0000014A000001C865285AEC.svm" manifest:media-type=""/>
  <manifest:file-entry manifest:full-path="Pictures/2000002A0000038F000000FA545D4D1E.svm" manifest:media-type=""/>
  <manifest:file-entry manifest:full-path="Pictures/20000012000001370000013B6CC392B3.svm" manifest:media-type=""/>
  <manifest:file-entry manifest:full-path="Pictures/200000120000013A00000129D490588A.svm" manifest:media-type=""/>
  <manifest:file-entry manifest:full-path="Pictures/20000022000002950000013B78D9D678.svm" manifest:media-type=""/>
  <manifest:file-entry manifest:full-path="Pictures/20000012000001E000000102A21DA15D.svm" manifest:media-type=""/>
  <manifest:file-entry manifest:full-path="Pictures/2000001A0000014A00000195B475067A.svm" manifest:media-type=""/>
  <manifest:file-entry manifest:full-path="Pictures/20000022000002430000018DB7D251C3.svm" manifest:media-type=""/>
  <manifest:file-entry manifest:full-path="Pictures/2000002A0000022F0000022AF7D7881B.svm" manifest:media-type=""/>
  <manifest:file-entry manifest:full-path="Pictures/200000320000038300000195B35A5896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277cm" draw:marker-end="Arrow" draw:marker-end-width="0.377cm" draw:fill="none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\text{Link }\lin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objectwithoutfill">
      <style:graphic-properties draw:marker-start="Arrowheads_20_2" draw:marker-end="Arrow" draw:fill="none" draw:textarea-vertical-align="middle"/>
    </style:style>
    <style:style style:name="gr6" style:family="graphic" style:parent-style-name="standard">
      <style:graphic-properties TexMathsArgs="14§display§\length_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x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\jup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\jdown{\link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\triangle 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TexMathsArgs="14§display§\hdot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4§display§x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\discrete{\length_{\link}^{\triangle}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4§display§x^{\length_{\link}^{\triangle}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4§display§x^{\length_{\link}^{\triangle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4§display§\discrete{1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4§display§x^{\xind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4§display§x^{\x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4§display§\discrete{\xind}^{\tin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762cm" svg:y1="1.762cm" svg:x2="9.382cm" svg:y2="1.762cm">
          <text:p/>
        </draw:line>
        <draw:custom-shape draw:style-name="gr2" draw:text-style-name="P1" draw:layer="layout" svg:width="1.651cm" svg:height="1.651cm" svg:x="0.111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651cm" svg:x="9.382cm" svg:y="0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273cm" svg:height="0.349cm" svg:x="4.556cm" svg:y="1.889cm">
          <draw:image xlink:href="Pictures/2000002A0000038F000000FA545D4D1E.svm" xlink:type="simple" xlink:show="embed" xlink:actuate="onLoad">
            <text:p/>
          </draw:image>
        </draw:frame>
        <draw:line draw:style-name="gr4" draw:text-style-name="P1" draw:layer="layout" svg:x1="1.762cm" svg:y1="0.762cm" svg:x2="3.286cm" svg:y2="0.762cm">
          <text:p/>
        </draw:line>
        <draw:line draw:style-name="gr5" draw:text-style-name="P1" draw:layer="layout" svg:x1="0.619cm" svg:y1="2.905cm" svg:x2="10.652cm" svg:y2="2.905cm">
          <text:p/>
        </draw:line>
        <draw:frame draw:style-name="gr6" draw:text-style-name="P1" draw:layer="layout" svg:width="0.529cm" svg:height="0.414cm" svg:x="9.065cm" svg:y="3.253cm">
          <draw:image xlink:href="Pictures/200000120000013A00000129D490588A.svm" xlink:type="simple" xlink:show="embed" xlink:actuate="onLoad">
            <text:p/>
          </draw:image>
        </draw:frame>
        <draw:line draw:style-name="gr4" draw:text-style-name="P1" draw:layer="layout" svg:x1="1.762cm" svg:y1="2.905cm" svg:x2="9.372cm" svg:y2="2.905cm">
          <text:p/>
        </draw:line>
        <draw:frame draw:style-name="gr7" draw:text-style-name="P1" draw:layer="layout" svg:width="0.209cm" svg:height="0.34cm" svg:x="1.635cm" svg:y="3.159cm">
          <draw:image xlink:href="Pictures/2000000A00000096000000F489BA8C9E.svm" xlink:type="simple" xlink:show="embed" xlink:actuate="onLoad">
            <text:p/>
          </draw:image>
        </draw:frame>
        <draw:frame draw:style-name="gr8" draw:text-style-name="P1" draw:layer="layout" svg:width="0.389cm" svg:height="0.295cm" svg:x="0.103cm" svg:y="2.778cm">
          <draw:image xlink:href="Pictures/2000001200000117000000D4A2CF0301.svm" xlink:type="simple" xlink:show="embed" xlink:actuate="onLoad">
            <text:p/>
          </draw:image>
        </draw:frame>
        <draw:frame draw:style-name="gr9" draw:text-style-name="P1" draw:layer="layout" svg:width="0.78cm" svg:height="0.615cm" svg:x="0.601cm" svg:y="1.401cm">
          <draw:image xlink:href="Pictures/200000220000022E000001B840682CCA.svm" xlink:type="simple" xlink:show="embed" xlink:actuate="onLoad">
            <text:p/>
          </draw:image>
        </draw:frame>
        <draw:frame draw:style-name="gr10" draw:text-style-name="P1" draw:layer="layout" svg:width="1.256cm" svg:height="0.566cm" svg:x="9.65cm" svg:y="1.45cm">
          <draw:image xlink:href="Pictures/200000320000038300000195B35A5896.svm" xlink:type="simple" xlink:show="embed" xlink:actuate="onLoad">
            <text:p/>
          </draw:image>
        </draw:frame>
        <draw:frame draw:style-name="gr11" draw:text-style-name="P1" draw:layer="layout" svg:width="0.671cm" svg:height="0.36cm" svg:x="2.27cm" svg:y="0.381cm">
          <draw:image xlink:href="Pictures/20000012000001E000000102A21DA15D.svm" xlink:type="simple" xlink:show="embed" xlink:actuate="onLoad">
            <text:p/>
          </draw:image>
        </draw:frame>
        <draw:frame draw:style-name="gr12" draw:text-style-name="P1" draw:layer="layout" svg:width="0.491cm" svg:height="0.058cm" draw:transform="rotate (-3.14159265358979) translate (4.412cm 0.82cm)">
          <draw:image xlink:href="Pictures/2000001A00000161000000263F343D8E.svm" xlink:type="simple" xlink:show="embed" xlink:actuate="onLoad">
            <text:p/>
          </draw:image>
        </draw:frame>
        <draw:frame draw:style-name="gr13" draw:text-style-name="P1" draw:layer="layout" svg:width="0.491cm" svg:height="0.052cm" svg:x="6.986cm" svg:y="0.768cm">
          <draw:image xlink:href="Pictures/2000001A00000161000000263F343D8E.svm" xlink:type="simple" xlink:show="embed" xlink:actuate="onLoad">
            <text:p/>
          </draw:image>
        </draw:frame>
        <draw:frame draw:style-name="gr14" draw:text-style-name="P1" draw:layer="layout" svg:width="0.447cm" svg:height="0.44cm" svg:x="1.635cm" svg:y="0.127cm">
          <draw:image xlink:href="Pictures/20000012000001400000013B5A4A97E0.svm" xlink:type="simple" xlink:show="embed" xlink:actuate="onLoad">
            <text:p/>
          </draw:image>
        </draw:frame>
        <draw:frame draw:style-name="gr15" draw:text-style-name="P1" draw:layer="layout" svg:width="0.433cm" svg:height="0.44cm" svg:x="3.159cm" svg:y="0.127cm">
          <draw:image xlink:href="Pictures/20000012000001370000013B6CC392B3.svm" xlink:type="simple" xlink:show="embed" xlink:actuate="onLoad">
            <text:p/>
          </draw:image>
        </draw:frame>
        <draw:line draw:style-name="gr4" draw:text-style-name="P1" draw:layer="layout" svg:x1="7.858cm" svg:y1="0.741cm" svg:x2="9.382cm" svg:y2="0.741cm">
          <text:p/>
        </draw:line>
        <draw:line draw:style-name="gr4" draw:text-style-name="P1" draw:layer="layout" svg:x1="5.064cm" svg:y1="0.762cm" svg:x2="6.588cm" svg:y2="0.762cm">
          <text:p/>
        </draw:line>
        <draw:frame draw:style-name="gr16" draw:text-style-name="P1" draw:layer="layout" svg:width="0.781cm" svg:height="0.774cm" svg:x="8.074cm" svg:y="0.809cm">
          <draw:image xlink:href="Pictures/2000002A0000022F0000022AF7D7881B.svm" xlink:type="simple" xlink:show="embed" xlink:actuate="onLoad">
            <text:p/>
          </draw:image>
        </draw:frame>
        <draw:frame draw:style-name="gr17" draw:text-style-name="P1" draw:layer="layout" svg:width="1.338cm" svg:height="0.554cm" svg:x="7.731cm" svg:y="0cm">
          <draw:image xlink:href="Pictures/20000032000003BE0000018D117415FD.svm" xlink:type="simple" xlink:show="embed" xlink:actuate="onLoad">
            <text:p/>
          </draw:image>
        </draw:frame>
        <draw:frame draw:style-name="gr18" draw:text-style-name="P1" draw:layer="layout" svg:width="0.809cm" svg:height="0.554cm" svg:x="9.255cm" svg:y="0cm">
          <draw:image xlink:href="Pictures/20000022000002430000018DB7D251C3.svm" xlink:type="simple" xlink:show="embed" xlink:actuate="onLoad">
            <text:p/>
          </draw:image>
        </draw:frame>
        <draw:frame draw:style-name="gr19" draw:text-style-name="P1" draw:layer="layout" svg:width="0.461cm" svg:height="0.566cm" svg:x="2.317cm" svg:y="0.882cm">
          <draw:image xlink:href="Pictures/2000001A0000014A00000195B475067A.svm" xlink:type="simple" xlink:show="embed" xlink:actuate="onLoad">
            <text:p/>
          </draw:image>
        </draw:frame>
        <draw:line draw:style-name="gr4" draw:text-style-name="P1" draw:layer="layout" svg:x1="1.762cm" svg:y1="2.905cm" svg:x2="3.286cm" svg:y2="2.905cm">
          <text:p/>
        </draw:line>
        <draw:frame draw:style-name="gr11" draw:text-style-name="P1" draw:layer="layout" svg:width="0.671cm" svg:height="0.36cm" svg:x="2.234cm" svg:y="2.45cm">
          <draw:image xlink:href="Pictures/20000012000001E000000102A21DA15D.svm" xlink:type="simple" xlink:show="embed" xlink:actuate="onLoad">
            <text:p/>
          </draw:image>
        </draw:frame>
        <draw:line draw:style-name="gr4" draw:text-style-name="P1" draw:layer="layout" svg:x1="5.064cm" svg:y1="2.905cm" svg:x2="6.588cm" svg:y2="2.905cm">
          <text:p/>
        </draw:line>
        <draw:frame draw:style-name="gr11" draw:text-style-name="P1" draw:layer="layout" svg:width="0.671cm" svg:height="0.36cm" svg:x="5.536cm" svg:y="2.45cm">
          <draw:image xlink:href="Pictures/20000012000001E000000102A21DA15D.svm" xlink:type="simple" xlink:show="embed" xlink:actuate="onLoad">
            <text:p/>
          </draw:image>
        </draw:frame>
        <draw:frame draw:style-name="gr12" draw:text-style-name="P1" draw:layer="layout" svg:width="0.491cm" svg:height="0.058cm" draw:transform="rotate (-3.14159265358979) translate (4.412cm 2.709cm)">
          <draw:image xlink:href="Pictures/2000001A00000161000000263F343D8E.svm" xlink:type="simple" xlink:show="embed" xlink:actuate="onLoad">
            <text:p/>
          </draw:image>
        </draw:frame>
        <draw:frame draw:style-name="gr13" draw:text-style-name="P1" draw:layer="layout" svg:width="0.491cm" svg:height="0.052cm" svg:x="6.969cm" svg:y="2.651cm">
          <draw:image xlink:href="Pictures/2000001A00000161000000263F343D8E.svm" xlink:type="simple" xlink:show="embed" xlink:actuate="onLoad">
            <text:p/>
          </draw:image>
        </draw:frame>
        <draw:line draw:style-name="gr4" draw:text-style-name="P1" draw:layer="layout" svg:x1="7.841cm" svg:y1="2.905cm" svg:x2="9.365cm" svg:y2="2.905cm">
          <text:p/>
        </draw:line>
        <draw:frame draw:style-name="gr11" draw:text-style-name="P1" draw:layer="layout" svg:width="0.671cm" svg:height="0.36cm" svg:x="8.33cm" svg:y="2.397cm">
          <draw:image xlink:href="Pictures/20000012000001E000000102A21DA15D.svm" xlink:type="simple" xlink:show="embed" xlink:actuate="onLoad">
            <text:p/>
          </draw:image>
        </draw:frame>
        <draw:frame draw:style-name="gr20" draw:text-style-name="P1" draw:layer="layout" svg:width="0.924cm" svg:height="0.44cm" svg:x="4.937cm" svg:y="0.127cm">
          <draw:image xlink:href="Pictures/20000022000002950000013B78D9D678.svm" xlink:type="simple" xlink:show="embed" xlink:actuate="onLoad">
            <text:p/>
          </draw:image>
        </draw:frame>
        <draw:frame draw:style-name="gr21" draw:text-style-name="P1" draw:layer="layout" svg:width="0.42cm" svg:height="0.438cm" svg:x="6.461cm" svg:y="0.127cm">
          <draw:image xlink:href="Pictures/200000120000012D0000013AAB84A1B3.svm" xlink:type="simple" xlink:show="embed" xlink:actuate="onLoad">
            <text:p/>
          </draw:image>
        </draw:frame>
        <draw:frame draw:style-name="gr22" draw:text-style-name="P1" draw:layer="layout" svg:width="0.461cm" svg:height="0.637cm" svg:x="5.572cm" svg:y="0.882cm">
          <draw:image xlink:href="Pictures/2000001A0000014A000001C865285AE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43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0T07:19:32</meta:creation-date>
    <dc:date>2013-05-20T15:39:49</dc:date>
    <dc:creator>Jack Reilly</dc:creator>
    <meta:editing-duration>PT16M10S</meta:editing-duration>
    <meta:editing-cycles>16</meta:editing-cycles>
    <meta:generator>LibreOffice/3.6$MacOSX_x86 LibreOffice_project/2ef5aff-a6fb0ff-166bdff-cf087ad-0f1389</meta:generator>
    <meta:document-statistic meta:object-count="34"/>
  </office:meta>
</office:document-meta>
</file>